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2.1354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7.6193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padding="0.028in"/>
      <style:text-properties style:font-name="Liberation Sans"/>
    </style:style>
    <style:style style:name="ce3" style:family="table-cell" style:parent-style-name="Default">
      <style:table-cell-properties fo:padding="0.028in"/>
      <style:text-properties style:font-name="Liberation Sans" fo:font-size="11pt" style:font-size-asian="11pt" style:font-name-complex="Lucida Sans" style:font-size-complex="11pt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6_Expansion_Bom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9" table:default-cell-style-name="ce7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-C2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,D4,D5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CONN BARRIER STRIP 2CIRC 0.374"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D295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ES 120 OHM 1/4W 5%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,U2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,U2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4">
          <table:table-cell table:number-columns-repeated="4"/>
          <table:table-cell table:style-name="ce9"/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21:15:25.5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5T12:32:05.252000000</meta:creation-date>
    <meta:generator>LibreOffice/6.4.2.2$Windows_X86_64 LibreOffice_project/4e471d8c02c9c90f512f7f9ead8875b57fcb1ec3</meta:generator>
    <meta:editing-duration>PT29M29S</meta:editing-duration>
    <meta:editing-cycles>8</meta:editing-cycles>
    <dc:date>2020-04-27T21:29:04.522000000</dc:date>
    <meta:document-statistic meta:table-count="1" meta:cell-count="64" meta:object-count="0"/>
  </office:meta>
</office:document-meta>
</file>